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ccff" draw:textarea-horizontal-align="justify" draw:textarea-vertical-align="middle" draw:auto-grow-height="false" fo:min-height="0cm" fo:min-width="0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e6e6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00" draw:textarea-vertical-align="middle" draw:auto-grow-height="false" fo:min-height="0.749cm" fo:min-width="0.499cm"/>
    </style:style>
    <style:style style:name="gr9" style:family="graphic" style:parent-style-name="standard">
      <style:graphic-properties draw:fill="solid" draw:fill-color="#ff0000" draw:textarea-horizontal-align="justify" draw:textarea-vertical-align="middle" draw:auto-grow-height="false" fo:min-height="0cm" fo:min-width="0cm"/>
    </style:style>
    <style:style style:name="gr10" style:family="graphic" style:parent-style-name="standard">
      <style:graphic-properties draw:fill="solid" draw:fill-color="#ff8080" draw:textarea-horizontal-align="justify" draw:textarea-vertical-align="middle" draw:auto-grow-height="false" fo:min-height="0cm" fo:min-width="0cm"/>
    </style:style>
    <style:style style:name="gr11" style:family="graphic" style:parent-style-name="standard">
      <style:graphic-properties draw:fill="solid" draw:fill-color="#ff3333" draw:textarea-vertical-align="middle" draw:auto-grow-height="false" fo:min-height="0.749cm" fo:min-width="0.499cm"/>
    </style:style>
    <style:style style:name="gr12"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3" style:family="graphic" style:parent-style-name="standard">
      <style:graphic-properties draw:fill="solid" draw:fill-color="#00ff00" draw:textarea-horizontal-align="justify" draw:textarea-vertical-align="top" draw:auto-grow-height="false" fo:min-height="0cm" fo:min-width="0cm"/>
    </style:style>
    <style:style style:name="gr14" style:family="graphic" style:parent-style-name="standard">
      <style:graphic-properties draw:fill="solid" draw:fill-color="#d8ffd8" draw:textarea-horizontal-align="justify" draw:textarea-vertical-align="middle" draw:auto-grow-height="false" fo:min-height="0cm" fo:min-width="0cm"/>
    </style:style>
    <style:style style:name="gr15" style:family="graphic" style:parent-style-name="standard">
      <style:graphic-properties draw:stroke="none" draw:fill="none" fo:min-height="0.946cm"/>
    </style:style>
    <style:style style:name="gr16" style:family="graphic" style:parent-style-name="standard">
      <style:graphic-properties draw:fill="solid" draw:fill-color="#ccffff" draw:textarea-horizontal-align="justify" draw:textarea-vertical-align="middle" draw:auto-grow-height="false" fo:min-height="0cm" fo:min-width="0cm"/>
    </style:style>
    <style:style style:name="gr17"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text-align="start"/>
      <style:text-properties fo:font-size="9pt"/>
    </style:style>
    <style:style style:name="P5" style:family="paragraph">
      <style:paragraph-properties fo:margin-left="0cm" fo:margin-right="0cm" fo:text-indent="0cm"/>
    </style:style>
    <style:style style:name="P6" style:family="paragraph">
      <style:text-properties fo:color="#008000"/>
    </style:style>
    <style:style style:name="P7" style:family="paragraph">
      <style:paragraph-properties fo:margin-left="0cm" fo:margin-right="0cm" fo:text-align="center" fo:text-indent="0cm"/>
      <style:text-properties fo:color="#ffff00" fo:font-size="9pt"/>
    </style:style>
    <style:style style:name="P8" style:family="paragraph">
      <style:paragraph-properties fo:margin-left="0cm" fo:margin-right="0cm" fo:text-align="center" fo:text-indent="0cm"/>
      <style:text-properties fo:color="#ffff00" fo:font-size="2pt"/>
    </style:style>
    <style:style style:name="P9" style:family="paragraph">
      <style:paragraph-properties fo:margin-left="0cm" fo:margin-right="0cm" fo:text-align="center" fo:text-indent="0cm"/>
      <style:text-properties fo:font-size="9pt"/>
    </style:style>
    <style:style style:name="T1" style:family="text">
      <style:text-properties fo:font-size="10pt"/>
    </style:style>
    <style:style style:name="T2" style:family="text">
      <style:text-properties fo:font-size="9pt"/>
    </style:style>
    <style:style style:name="T3" style:family="text">
      <style:text-properties fo:color="#008000"/>
    </style:style>
    <style:style style:name="T4" style:family="text">
      <style:text-properties fo:color="#ffff00" fo:font-size="9pt"/>
    </style:style>
    <style:style style:name="T5" style:family="text">
      <style:text-properties fo:color="#ffff00" fo:font-size="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917cm" svg:height="1.245cm" svg:x="6.019cm" svg:y="6.052cm">
          <text:p text:style-name="P1">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5.509cm" svg:height="2.309cm" svg:x="5.737cm" svg:y="12.844cm">
            <text:p text:style-name="P1">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919cm" svg:height="1.592cm" svg:x="9.033cm" svg:y="13.252cm">
            <text:p text:style-name="P1"><text:span text:style-name="T1">Startd</text:span></text:p>
            <text:p text:style-name="P1"><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4" draw:text-style-name="P2" draw:layer="layout" svg:x1="2.969cm" svg:y1="11.762cm" svg:x2="5.679cm" svg:y2="12.903cm">
          <text:p text:style-name="P5"/>
        </draw:line>
        <draw:line draw:style-name="gr4" draw:text-style-name="P2" draw:layer="layout" svg:x1="8.464cm" svg:y1="11.352cm" svg:x2="8.445cm" svg:y2="12.716cm">
          <text:p text:style-name="P5"/>
        </draw:line>
        <draw:line draw:style-name="gr4" draw:text-style-name="P2" draw:layer="layout" svg:x1="14.029cm" svg:y1="11.729cm" svg:x2="11.249cm" svg:y2="12.885cm">
          <text:p text:style-name="P5"/>
        </draw:line>
        <draw:custom-shape draw:style-name="gr5" draw:text-style-name="P4" draw:layer="layout" svg:width="4.261cm" svg:height="2.752cm" svg:x="1.097cm" svg:y="8.928cm">
          <text:p text:style-name="P3"><text:span text:style-name="T2">/mydir/glidein_e1</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6" draw:layer="layout" svg:width="4.655cm" svg:height="1.195cm" svg:x="0.9cm" svg:y="7.894cm">
          <draw:text-box>
            <text:p text:style-name="P5"><text:span text:style-name="T3">condor_submit</text:span></text:p>
          </draw:text-box>
        </draw:frame>
        <draw:frame draw:style-name="gr6" draw:text-style-name="P6" draw:layer="layout" svg:width="4.655cm" svg:height="1.195cm" svg:x="6.15cm" svg:y="7.895cm">
          <draw:text-box>
            <text:p text:style-name="P5"><text:span text:style-name="T3">condor_submit</text:span></text:p>
          </draw:text-box>
        </draw:frame>
        <draw:frame draw:style-name="gr6" draw:text-style-name="P6" draw:layer="layout" svg:width="4.655cm" svg:height="1.195cm" svg:x="11.44cm" svg:y="7.896cm">
          <draw:text-box>
            <text:p text:style-name="P5"><text:span text:style-name="T3">condor_submit</text:span></text:p>
          </draw:text-box>
        </draw:frame>
        <draw:line draw:style-name="gr7" draw:text-style-name="P2" draw:layer="layout" svg:x1="8.477cm" svg:y1="7.408cm" svg:x2="8.477cm" svg:y2="8.306cm">
          <text:p text:style-name="P5"/>
        </draw:line>
        <draw:custom-shape draw:style-name="gr8" draw:text-style-name="P1" draw:layer="layout" svg:width="5.382cm" svg:height="2.915cm" svg:x="18.118cm" svg:y="9.366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2.032cm" svg:height="0.889cm" svg:x="17.424cm" svg:y="11.079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016cm" svg:height="0.94cm" svg:x="19.365cm" svg:y="10.754cm">
          <text:p text:style-name="P5"/>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1" draw:text-style-name="P8" draw:layer="layout" svg:width="0.305cm" svg:height="0.305cm" svg:x="19.537cm" svg:y="11.116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5.382cm" svg:height="2.915cm" svg:x="18.118cm" svg:y="10.867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2.032cm" svg:height="0.889cm" svg:x="17.424cm" svg:y="12.58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016cm" svg:height="0.94cm" svg:x="19.365cm" svg:y="12.255cm">
          <text:p text:style-name="P5"/>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1" draw:text-style-name="P8" draw:layer="layout" svg:width="0.305cm" svg:height="0.305cm" svg:x="19.537cm" svg:y="12.617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5.382cm" svg:height="2.915cm" svg:x="18.118cm" svg:y="12.368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2.032cm" svg:height="0.889cm" svg:x="17.424cm" svg:y="14.081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016cm" svg:height="0.94cm" svg:x="19.365cm" svg:y="13.756cm">
          <text:p text:style-name="P5"/>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1" draw:text-style-name="P8" draw:layer="layout" svg:width="0.305cm" svg:height="0.305cm" svg:x="19.537cm" svg:y="14.118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line draw:style-name="gr12" draw:text-style-name="P2" draw:layer="layout" svg:x1="11.288cm" svg:y1="13.777cm" svg:x2="17.325cm" svg:y2="11.609cm">
          <text:p text:style-name="P5"/>
        </draw:line>
        <draw:line draw:style-name="gr12" draw:text-style-name="P2" draw:layer="layout" svg:x1="11.289cm" svg:y1="13.977cm" svg:x2="17.289cm" svg:y2="13.011cm">
          <text:p text:style-name="P5"/>
        </draw:line>
        <draw:line draw:style-name="gr12" draw:text-style-name="P2" draw:layer="layout" svg:x1="11.29cm" svg:y1="14.177cm" svg:x2="17.289cm" svg:y2="14.506cm">
          <text:p text:style-name="P5"/>
        </draw:line>
        <draw:custom-shape draw:style-name="gr5" draw:text-style-name="P4" draw:layer="layout" svg:width="4.261cm" svg:height="2.752cm" svg:x="6.347cm" svg:y="8.928cm">
          <text:p text:style-name="P3"><text:span text:style-name="T2">/mydir/glidein_e2</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4.261cm" svg:height="2.752cm" svg:x="11.637cm" svg:y="8.928cm">
          <text:p text:style-name="P3"><text:span text:style-name="T2">/mydir/glidein_e3</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917cm" svg:height="1.245cm" svg:x="0.769cm" svg:y="6.053cm">
          <text:p text:style-name="P1">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917cm" svg:height="1.245cm" svg:x="11.309cm" svg:y="6.053cm">
          <text:p text:style-name="P1">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3.277cm" svg:y1="7.408cm" svg:x2="3.277cm" svg:y2="8.306cm">
          <text:p text:style-name="P5"/>
        </draw:line>
        <draw:line draw:style-name="gr7" draw:text-style-name="P2" draw:layer="layout" svg:x1="13.777cm" svg:y1="7.408cm" svg:x2="13.777cm" svg:y2="8.306cm">
          <text:p text:style-name="P5"/>
        </draw:line>
        <draw:custom-shape draw:style-name="gr13" draw:text-style-name="P1" draw:layer="layout" svg:width="16.285cm" svg:height="3.459cm" svg:x="1.03cm" svg:y="1.547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3.601cm" svg:height="1.577cm" svg:x="1.264cm" svg:y="1.793cm">
          <text:p text:style-name="P1"><text:span text:style-name="T2">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1" draw:layer="layout" svg:width="3cm" svg:height="1.196cm" draw:transform="rotate (-1.57079632679579) translate (17.495cm 1.753cm)">
          <draw:text-box>
            <text:p text:style-name="P1">Collector</text:p>
          </draw:text-box>
        </draw:frame>
        <draw:custom-shape draw:style-name="gr16" draw:text-style-name="P2" draw:layer="layout" svg:width="3.121cm" svg:height="1.328cm" svg:x="2.576cm" svg:y="3.506cm">
          <text:p text:style-name="P1"><text:span text:style-name="T2">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3.654cm" svg:y1="5.997cm" svg:x2="3.654cm" svg:y2="4.851cm">
          <text:p text:style-name="P5"/>
        </draw:line>
        <draw:line draw:style-name="gr4" draw:text-style-name="P2" draw:layer="layout" svg:x1="1.64cm" svg:y1="3.35cm" svg:x2="1.643cm" svg:y2="5.997cm">
          <text:p text:style-name="P5"/>
        </draw:line>
        <draw:line draw:style-name="gr4" draw:text-style-name="P2" draw:layer="layout" svg:x1="2.041cm" svg:y1="3.35cm" svg:x2="2.044cm" svg:y2="5.997cm">
          <text:p text:style-name="P5"/>
        </draw:line>
        <draw:line draw:style-name="gr4" draw:text-style-name="P2" draw:layer="layout" svg:x1="2.442cm" svg:y1="3.35cm" svg:x2="2.445cm" svg:y2="5.997cm">
          <text:p text:style-name="P5"/>
        </draw:line>
        <draw:custom-shape draw:style-name="gr14" draw:text-style-name="P9" draw:layer="layout" svg:width="3.601cm" svg:height="1.577cm" svg:x="6.665cm" svg:y="1.793cm">
          <text:p text:style-name="P1"><text:span text:style-name="T2">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2" draw:layer="layout" svg:width="3.121cm" svg:height="1.328cm" svg:x="7.977cm" svg:y="3.506cm">
          <text:p text:style-name="P1"><text:span text:style-name="T2">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9.055cm" svg:y1="5.997cm" svg:x2="9.055cm" svg:y2="4.851cm">
          <text:p text:style-name="P5"/>
        </draw:line>
        <draw:line draw:style-name="gr4" draw:text-style-name="P2" draw:layer="layout" svg:x1="7.141cm" svg:y1="3.35cm" svg:x2="7.144cm" svg:y2="5.997cm">
          <text:p text:style-name="P5"/>
        </draw:line>
        <draw:line draw:style-name="gr4" draw:text-style-name="P2" draw:layer="layout" svg:x1="7.643cm" svg:y1="3.35cm" svg:x2="7.646cm" svg:y2="5.997cm">
          <text:p text:style-name="P5"/>
        </draw:line>
        <draw:custom-shape draw:style-name="gr14" draw:text-style-name="P9" draw:layer="layout" svg:width="3.601cm" svg:height="1.577cm" svg:x="11.866cm" svg:y="1.793cm">
          <text:p text:style-name="P1"><text:span text:style-name="T2">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2" draw:layer="layout" svg:width="3.121cm" svg:height="1.328cm" svg:x="13.278cm" svg:y="3.506cm">
          <text:p text:style-name="P1"><text:span text:style-name="T2">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14.256cm" svg:y1="5.997cm" svg:x2="14.256cm" svg:y2="4.851cm">
          <text:p text:style-name="P5"/>
        </draw:line>
        <draw:line draw:style-name="gr4" draw:text-style-name="P2" draw:layer="layout" svg:x1="12.342cm" svg:y1="3.35cm" svg:x2="12.345cm" svg:y2="5.997cm">
          <text:p text:style-name="P5"/>
        </draw:line>
        <draw:line draw:style-name="gr4" draw:text-style-name="P2" draw:layer="layout" svg:x1="12.743cm" svg:y1="3.35cm" svg:x2="12.746cm" svg:y2="5.997cm">
          <text:p text:style-name="P5"/>
        </draw:line>
        <draw:line draw:style-name="gr4" draw:text-style-name="P2" draw:layer="layout" svg:x1="13.144cm" svg:y1="3.35cm" svg:x2="13.147cm" svg:y2="5.997cm">
          <text:p text:style-name="P5"/>
        </draw:line>
        <draw:line draw:style-name="gr17" draw:text-style-name="P2" draw:layer="layout" svg:x1="16.27cm" svg:y1="3.416cm" svg:x2="16.27cm" svg:y2="0.637cm">
          <text:p text:style-name="P5"/>
        </draw:line>
        <draw:line draw:style-name="gr17" draw:text-style-name="P2" draw:layer="layout" svg:x1="13.153cm" svg:y1="0.635cm" svg:x2="13.153cm" svg:y2="1.777cm">
          <text:p text:style-name="P5"/>
        </draw:line>
        <draw:line draw:style-name="gr17" draw:text-style-name="P2" draw:layer="layout" svg:x1="13.653cm" svg:y1="0.635cm" svg:x2="13.653cm" svg:y2="1.777cm">
          <text:p text:style-name="P5"/>
        </draw:line>
        <draw:line draw:style-name="gr17" draw:text-style-name="P2" draw:layer="layout" svg:x1="14.153cm" svg:y1="0.635cm" svg:x2="14.153cm" svg:y2="1.777cm">
          <text:p text:style-name="P5"/>
        </draw:line>
        <draw:line draw:style-name="gr17" draw:text-style-name="P2" draw:layer="layout" svg:x1="8.353cm" svg:y1="0.635cm" svg:x2="8.353cm" svg:y2="1.777cm">
          <text:p text:style-name="P5"/>
        </draw:line>
        <draw:line draw:style-name="gr17" draw:text-style-name="P2" draw:layer="layout" svg:x1="8.853cm" svg:y1="0.635cm" svg:x2="8.853cm" svg:y2="1.777cm">
          <text:p text:style-name="P5"/>
        </draw:line>
        <draw:line draw:style-name="gr17" draw:text-style-name="P2" draw:layer="layout" svg:x1="2.753cm" svg:y1="0.635cm" svg:x2="2.753cm" svg:y2="1.777cm">
          <text:p text:style-name="P5"/>
        </draw:line>
        <draw:line draw:style-name="gr17" draw:text-style-name="P2" draw:layer="layout" svg:x1="3.253cm" svg:y1="0.635cm" svg:x2="3.253cm" svg:y2="1.777cm">
          <text:p text:style-name="P5"/>
        </draw:line>
        <draw:line draw:style-name="gr17" draw:text-style-name="P2" draw:layer="layout" svg:x1="3.753cm" svg:y1="0.635cm" svg:x2="3.753cm" svg:y2="1.777cm">
          <text:p text:style-name="P5"/>
        </draw:line>
        <draw:line draw:style-name="gr4" draw:text-style-name="P2" draw:layer="layout" svg:x1="11.943cm" svg:y1="3.351cm" svg:x2="11.946cm" svg:y2="5.998cm">
          <text:p text:style-name="P5"/>
        </draw:line>
        <draw:line draw:style-name="gr17" draw:text-style-name="P2" draw:layer="layout" svg:x1="14.553cm" svg:y1="0.635cm" svg:x2="14.553cm" svg:y2="1.777cm">
          <text:p text:style-name="P5"/>
        </draw:line>
        <draw:line draw:style-name="gr17" draw:text-style-name="P2" draw:layer="layout" svg:x1="16.07cm" svg:y1="3.417cm" svg:x2="16.07cm" svg:y2="0.638cm">
          <text:p text:style-name="P5"/>
        </draw:line>
        <draw:line draw:style-name="gr17" draw:text-style-name="P2" draw:layer="layout" svg:x1="15.87cm" svg:y1="3.418cm" svg:x2="15.87cm" svg:y2="0.639cm">
          <text:p text:style-name="P5"/>
        </draw:line>
        <draw:line draw:style-name="gr17" draw:text-style-name="P2" draw:layer="layout" svg:x1="15.67cm" svg:y1="3.419cm" svg:x2="15.67cm" svg:y2="0.64cm">
          <text:p text:style-name="P5"/>
        </draw:line>
        <draw:line draw:style-name="gr17" draw:text-style-name="P2" draw:layer="layout" svg:x1="10.97cm" svg:y1="3.416cm" svg:x2="10.97cm" svg:y2="0.637cm">
          <text:p text:style-name="P5"/>
        </draw:line>
        <draw:line draw:style-name="gr17" draw:text-style-name="P2" draw:layer="layout" svg:x1="10.77cm" svg:y1="3.417cm" svg:x2="10.77cm" svg:y2="0.638cm">
          <text:p text:style-name="P5"/>
        </draw:line>
        <draw:line draw:style-name="gr17" draw:text-style-name="P2" draw:layer="layout" svg:x1="10.57cm" svg:y1="3.418cm" svg:x2="10.57cm" svg:y2="0.639cm">
          <text:p text:style-name="P5"/>
        </draw:line>
        <draw:line draw:style-name="gr17" draw:text-style-name="P2" draw:layer="layout" svg:x1="10.37cm" svg:y1="3.419cm" svg:x2="10.37cm" svg:y2="0.64cm">
          <text:p text:style-name="P5"/>
        </draw:line>
        <draw:line draw:style-name="gr17" draw:text-style-name="P2" draw:layer="layout" svg:x1="5.57cm" svg:y1="3.416cm" svg:x2="5.57cm" svg:y2="0.637cm">
          <text:p text:style-name="P5"/>
        </draw:line>
        <draw:line draw:style-name="gr17" draw:text-style-name="P2" draw:layer="layout" svg:x1="5.37cm" svg:y1="3.417cm" svg:x2="5.37cm" svg:y2="0.638cm">
          <text:p text:style-name="P5"/>
        </draw:line>
        <draw:line draw:style-name="gr17" draw:text-style-name="P2" draw:layer="layout" svg:x1="5.17cm" svg:y1="3.418cm" svg:x2="5.17cm" svg:y2="0.639cm">
          <text:p text:style-name="P5"/>
        </draw:line>
        <draw:line draw:style-name="gr17" draw:text-style-name="P2" draw:layer="layout" svg:x1="4.97cm" svg:y1="3.419cm" svg:x2="4.97cm" svg:y2="0.64cm">
          <text:p text:style-name="P5"/>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384cm" fo:page-height="16.00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2T16:54:37</meta:creation-date>
    <dc:date>2006-10-03T14:51:30</dc:date>
    <dc:language>en-US</dc:language>
    <meta:editing-cycles>6</meta:editing-cycles>
    <meta:editing-duration>PT2H55M2S</meta:editing-duration>
    <meta:user-defined meta:name="Info 1"/>
    <meta:user-defined meta:name="Info 2"/>
    <meta:user-defined meta:name="Info 3"/>
    <meta:user-defined meta:name="Info 4"/>
    <meta:document-statistic meta:object-count="74"/>
  </office:meta>
</office:document-meta>
</file>